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5-05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3-10-1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3-10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2-10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1-10-1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1-10-0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1-04-2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948" calcext:value-type="float">
            <text:p>3.7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108" calcext:value-type="float">
            <text:p>2.0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174" calcext:value-type="float">
            <text:p>2.4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480901808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